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7年 1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January 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75527" calcext:value-type="float">
            <text:p><text:s/>475,527 </text:p>
          </table:table-cell>
          <table:table-cell table:style-name="ce28" office:value-type="float" office:value="1962" calcext:value-type="float">
            <text:p><text:s/>1,962 </text:p>
          </table:table-cell>
          <table:table-cell table:style-name="ce28" office:value-type="float" office:value="24206" calcext:value-type="float">
            <text:p><text:s/>24,206 </text:p>
          </table:table-cell>
          <table:table-cell table:style-name="ce28" office:value-type="float" office:value="4" calcext:value-type="float">
            <text:p><text:s/>4 </text:p>
          </table:table-cell>
          <table:table-cell table:style-name="ce28" office:value-type="float" office:value="448095" calcext:value-type="float">
            <text:p><text:s/>448,095 </text:p>
          </table:table-cell>
          <table:table-cell table:style-name="ce28" office:value-type="float" office:value="1125" calcext:value-type="float">
            <text:p><text:s/>1,125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4059" calcext:value-type="float">
            <text:p><text:s/>4,059 </text:p>
          </table:table-cell>
          <table:table-cell table:style-name="ce28" office:value-type="float" office:value="3226" calcext:value-type="float">
            <text:p><text:s/>3,226 </text:p>
          </table:table-cell>
          <table:table-cell table:style-name="ce28" office:value-type="float" office:value="833" calcext:value-type="float">
            <text:p><text:s/>833 </text:p>
          </table:table-cell>
          <table:table-cell table:number-columns-repeated="2" table:style-name="ce28" office:value-type="float" office:value="10" calcext:value-type="float">
            <text:p><text:s/>10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08760" calcext:value-type="float">
            <text:p><text:s/>308,760 </text:p>
          </table:table-cell>
          <table:table-cell table:style-name="ce28" office:value-type="float" office:value="889" calcext:value-type="float">
            <text:p><text:s/>889 </text:p>
          </table:table-cell>
          <table:table-cell table:style-name="ce28" office:value-type="float" office:value="17530" calcext:value-type="float">
            <text:p><text:s/>17,530 </text:p>
          </table:table-cell>
          <table:table-cell table:style-name="ce28" office:value-type="float" office:value="4" calcext:value-type="float">
            <text:p><text:s/>4 </text:p>
          </table:table-cell>
          <table:table-cell table:style-name="ce28" office:value-type="float" office:value="288944" calcext:value-type="float">
            <text:p><text:s/>288,944 </text:p>
          </table:table-cell>
          <table:table-cell table:style-name="ce28" office:value-type="float" office:value="685" calcext:value-type="float">
            <text:p><text:s/>685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2486" calcext:value-type="float">
            <text:p><text:s/>2,486 </text:p>
          </table:table-cell>
          <table:table-cell table:style-name="ce28" office:value-type="float" office:value="2286" calcext:value-type="float">
            <text:p><text:s/>2,286 </text:p>
          </table:table-cell>
          <table:table-cell table:style-name="ce28" office:value-type="float" office:value="200" calcext:value-type="float">
            <text:p><text:s/>200 </text:p>
          </table:table-cell>
          <table:table-cell table:number-columns-repeated="2" table:style-name="ce28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3587" calcext:value-type="float">
            <text:p><text:s/>143,587 </text:p>
          </table:table-cell>
          <table:table-cell table:style-name="ce29" office:value-type="float" office:value="658" calcext:value-type="float">
            <text:p><text:s/>65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42506" calcext:value-type="float">
            <text:p><text:s/>142,506 </text:p>
          </table:table-cell>
          <table:table-cell table:style-name="ce29" office:value-type="float" office:value="546" calcext:value-type="float">
            <text:p><text:s/>54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193" calcext:value-type="float">
            <text:p><text:s/>1,193 </text:p>
          </table:table-cell>
          <table:table-cell table:style-name="ce29" office:value-type="float" office:value="1081" calcext:value-type="float">
            <text:p><text:s/>1,081 </text:p>
          </table:table-cell>
          <table:table-cell table:style-name="ce29" office:value-type="float" office:value="112" calcext:value-type="float">
            <text:p><text:s/>112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94" calcext:value-type="float">
            <text:p><text:s/>2,194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4" calcext:value-type="float">
            <text:p><text:s/>534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2096" calcext:value-type="float">
            <text:p><text:s/>32,096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180" calcext:value-type="float">
            <text:p><text:s/>31,18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201" calcext:value-type="float">
            <text:p><text:s/>201 </text:p>
          </table:table-cell>
          <table:table-cell table:style-name="ce29" office:value-type="float" office:value="182" calcext:value-type="float">
            <text:p><text:s/>182 </text:p>
          </table:table-cell>
          <table:table-cell table:style-name="ce29" office:value-type="float" office:value="19" calcext:value-type="float">
            <text:p><text:s/>1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418" calcext:value-type="float">
            <text:p><text:s/>3,4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68" calcext:value-type="float">
            <text:p><text:s/>2,26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1" calcext:value-type="float">
            <text:p><text:s/>4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59" calcext:value-type="float">
            <text:p><text:s/>959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55" calcext:value-type="float">
            <text:p><text:s/>955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66" calcext:value-type="float">
            <text:p><text:s/>6,666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23" calcext:value-type="float">
            <text:p><text:s/>5,523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6" calcext:value-type="float">
            <text:p><text:s/>1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516" calcext:value-type="float">
            <text:p><text:s/>4,516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47" calcext:value-type="float">
            <text:p><text:s/>4,247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30" calcext:value-type="float">
            <text:p><text:s/>3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9" calcext:value-type="float">
            <text:p><text:s/>1,6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8" calcext:value-type="float">
            <text:p><text:s/>1,52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02" calcext:value-type="float">
            <text:p><text:s/>2,002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84" calcext:value-type="float">
            <text:p><text:s/>1,684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42" calcext:value-type="float">
            <text:p><text:s/>1,84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4" calcext:value-type="float">
            <text:p><text:s/>1,48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406" calcext:value-type="float">
            <text:p><text:s/>406 </text:p>
          </table:table-cell>
          <table:table-cell table:style-name="ce29" office:value-type="float" office:value="23" calcext:value-type="float">
            <text:p><text:s/>2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8" calcext:value-type="float">
            <text:p><text:s/>378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49" calcext:value-type="float">
            <text:p><text:s/>49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21" calcext:value-type="float">
            <text:p><text:s/>2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296" calcext:value-type="float">
            <text:p><text:s/>11,296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244" calcext:value-type="float">
            <text:p><text:s/>244 </text:p>
          </table:table-cell>
          <table:table-cell table:style-name="ce29" office:value-type="float" office:value="242" calcext:value-type="float">
            <text:p><text:s/>242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659" calcext:value-type="float">
            <text:p><text:s/>12,659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9" calcext:value-type="float">
            <text:p><text:s/>11,789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5" calcext:value-type="float">
            <text:p><text:s/>1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62" calcext:value-type="float">
            <text:p><text:s/>362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62" calcext:value-type="float">
            <text:p><text:s/>362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91" calcext:value-type="float">
            <text:p><text:s/>2,191 </text:p>
          </table:table-cell>
          <table:table-cell table:style-name="ce29" office:value-type="float" office:value="13" calcext:value-type="float">
            <text:p><text:s/>1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3" calcext:value-type="float">
            <text:p><text:s/>1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8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233" calcext:value-type="float">
            <text:p><text:s/>16,233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53" calcext:value-type="float">
            <text:p><text:s/>15,253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78" calcext:value-type="float">
            <text:p><text:s/>78 </text:p>
          </table:table-cell>
          <table:table-cell table:style-name="ce29" office:value-type="float" office:value="48" calcext:value-type="float">
            <text:p><text:s/>48 </text:p>
          </table:table-cell>
          <table:table-cell table:style-name="ce29" office:value-type="float" office:value="30" calcext:value-type="float">
            <text:p><text:s/>3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594" calcext:value-type="float">
            <text:p><text:s/>5,594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635" calcext:value-type="float">
            <text:p><text:s/>635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4919" calcext:value-type="float">
            <text:p><text:s/>4,919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0" calcext:value-type="float">
            <text:p><text:s/>4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7607" calcext:value-type="float">
            <text:p><text:s/>27,607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2172" calcext:value-type="float">
            <text:p><text:s/>2,17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5005" calcext:value-type="float">
            <text:p><text:s/>25,005 </text:p>
          </table:table-cell>
          <table:table-cell table:style-name="ce29" office:value-type="float" office:value="34" calcext:value-type="float">
            <text:p><text:s/>3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30" calcext:value-type="float">
            <text:p><text:s/>43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605" calcext:value-type="float">
            <text:p><text:s/>15,60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883" calcext:value-type="float">
            <text:p><text:s/>17,883 </text:p>
          </table:table-cell>
          <table:table-cell table:style-name="ce29" office:value-type="float" office:value="52" calcext:value-type="float">
            <text:p><text:s/>52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187" calcext:value-type="float">
            <text:p><text:s/>14,187 </text:p>
          </table:table-cell>
          <table:table-cell table:style-name="ce29" office:value-type="float" office:value="52" calcext:value-type="float">
            <text:p><text:s/>5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87" calcext:value-type="float">
            <text:p><text:s/>8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871" calcext:value-type="float">
            <text:p><text:s/>77,871 </text:p>
          </table:table-cell>
          <table:table-cell table:style-name="ce28" office:value-type="float" office:value="425" calcext:value-type="float">
            <text:p><text:s/>425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731" calcext:value-type="float">
            <text:p><text:s/>70,731 </text:p>
          </table:table-cell>
          <table:table-cell table:style-name="ce28" office:value-type="float" office:value="305" calcext:value-type="float">
            <text:p><text:s/>305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584" calcext:value-type="float">
            <text:p><text:s/>584 </text:p>
          </table:table-cell>
          <table:table-cell table:style-name="ce28" office:value-type="float" office:value="464" calcext:value-type="float">
            <text:p><text:s/>464 </text:p>
          </table:table-cell>
          <table:table-cell table:style-name="ce28" office:value-type="float" office:value="120" calcext:value-type="float">
            <text:p><text:s/>120 </text:p>
          </table:table-cell>
          <table:table-cell table:number-columns-repeated="2" table:style-name="ce28" office:value-type="float" office:value="8" calcext:value-type="float">
            <text:p><text:s/>8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7256" calcext:value-type="float">
            <text:p><text:s/>87,256 </text:p>
          </table:table-cell>
          <table:table-cell table:style-name="ce28" office:value-type="float" office:value="648" calcext:value-type="float">
            <text:p><text:s/>648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785" calcext:value-type="float">
            <text:p><text:s/>86,785 </text:p>
          </table:table-cell>
          <table:table-cell table:style-name="ce28" office:value-type="float" office:value="135" calcext:value-type="float">
            <text:p><text:s/>135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984" calcext:value-type="float">
            <text:p><text:s/>984 </text:p>
          </table:table-cell>
          <table:table-cell table:style-name="ce28" office:value-type="float" office:value="471" calcext:value-type="float">
            <text:p><text:s/>471 </text:p>
          </table:table-cell>
          <table:table-cell table:style-name="ce28" office:value-type="float" office:value="513" calcext:value-type="float">
            <text:p><text:s/>513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40" calcext:value-type="float">
            <text:p><text:s/>1,640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635" calcext:value-type="float">
            <text:p><text:s/>1,635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5" calcext:value-type="float">
            <text:p><text:s/>5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40" calcext:value-type="float">
            <text:p><text:s/>1,64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635" calcext:value-type="float">
            <text:p><text:s/>1,63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03-28T08:33:51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